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office:load-finished" xlink:href="vnd.sun.star.script:Standard.DataManagementPlan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2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3" style:family="paragraph" style:parent-style-name="Text_20_body">
      <style:paragraph-properties fo:text-align="start" style:justify-single-word="false"/>
      <style:text-properties officeooo:paragraph-rsid="00789220"/>
    </style:style>
    <style:style style:name="P14" style:family="paragraph" style:parent-style-name="Text_20_body">
      <style:paragraph-properties fo:text-align="start" style:justify-single-word="false"/>
      <style:text-properties officeooo:paragraph-rsid="009cdd1b"/>
    </style:style>
    <style:style style:name="P15" style:family="paragraph" style:parent-style-name="Text_20_body">
      <style:paragraph-properties fo:text-align="start" style:justify-single-word="false"/>
      <style:text-properties officeooo:paragraph-rsid="009ed47a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4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2">
      <style:text-properties officeooo:paragraph-rsid="001d8c99"/>
    </style:style>
    <style:style style:name="P27" style:family="paragraph" style:parent-style-name="Heading_20_3">
      <style:text-properties style:use-window-font-color="tru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weight="normal" officeooo:rsid="009bb4fa" style:font-weight-asian="normal" style:font-weight-complex="normal"/>
    </style:style>
    <style:style style:name="T21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file-name text:display="name">groups-template</text:file-name></text:h>
      <text:h text:style-name="P26" text:outline-level="2"><text:span text:style-name="T5">{</text:span><text:span text:style-name="T6">d</text:span><text:span text:style-name="T7">[i]</text:span><text:span text:style-name="T6">.</text:span><text:span text:style-name="T5">title}</text:span></text:h>
      <text:p text:style-name="P14">{d[i].notes:convCRLF()}</text:p>
      <text:p text:style-name="P17"><text:span text:style-name="T14">ID</text:span><text:span text:style-name="T9"><text:tab/></text:span><text:span text:style-name="T34">{d[i].</text:span><text:span text:style-name="T16">name</text:span><text:span text:style-name="T34">:ifEmpty(</text:span><text:span text:style-name="T33">n/a</text:span><text:span text:style-name="T34">)}</text:span></text:p>
      <text:p text:style-name="P17"><text:span text:style-name="T9">Version</text:span><text:span text:style-name="T34"><text:tab/>{d[i].</text:span><text:span text:style-name="T16">version</text:span><text:span text:style-name="T34">:ifEmpty(</text:span><text:span text:style-name="T16">1.0</text:span><text:span text:style-name="T34">)}</text:span></text:p>
      <text:p text:style-name="P17"><text:span text:style-name="T9">Organisation<text:tab/></text:span><text:span text:style-name="T34">{d[i].</text:span><text:span text:style-name="T16">organization.title</text:span><text:span text:style-name="T34">:ifEmpty(</text:span><text:span text:style-name="T33">n/a</text:span><text:span text:style-name="T34">)}</text:span></text:p>
      <text:p text:style-name="P18"><text:span text:style-name="T11">Category</text:span><text:span text:style-name="T39"><text:tab/></text:span><text:span text:style-name="T34">{d[i].</text:span><text:span text:style-name="T30">groups[</text:span><text:span text:style-name="T31">i</text:span><text:span text:style-name="T30">]</text:span><text:span text:style-name="T16">.title</text:span><text:span text:style-name="T34">:ifEmpty(</text:span><text:span text:style-name="T33">n/a</text:span><text:span text:style-name="T34">)} {d</text:span><text:span text:style-name="T42">[i]</text:span><text:span text:style-name="T34">.</text:span><text:span text:style-name="T30">groups[</text:span><text:span text:style-name="T32">i+1</text:span><text:span text:style-name="T30">]</text:span><text:span text:style-name="T16">.title</text:span><text:span text:style-name="T34">:ifEmpty(</text:span><text:span text:style-name="T33">n/a</text:span><text:span text:style-name="T34">)}</text:span></text:p>
      <text:p text:style-name="P19"><text:span text:style-name="T8">Author<text:tab/></text:span>{d[i].author:ifEmpty(<text:span text:style-name="T33">n/a</text:span>)}</text:p>
      <text:p text:style-name="P17"><text:span text:style-name="T13">Author E-Mail</text:span><text:span text:style-name="T8"><text:tab/></text:span>{d[i].author_email:ifEmpty(<text:span text:style-name="T33">n/a</text:span>)}</text:p>
      <text:p text:style-name="P17"><text:span text:style-name="T9">M</text:span><text:span text:style-name="T8">aintainer<text:tab/></text:span>{d[i].maintainer:ifEmpty(<text:span text:style-name="T33">n/a</text:span>)}</text:p>
      <text:p text:style-name="P17"><text:span text:style-name="T14">M</text:span><text:span text:style-name="T13">aintainer E-Mail</text:span><text:span text:style-name="T8"><text:tab/></text:span>{d[i].maintainer _email:ifEmpty(<text:span text:style-name="T33">n/a</text:span>)}</text:p>
      <text:p text:style-name="P17"><text:span text:style-name="T9">License</text:span><text:span text:style-name="T34"><text:tab/>{d[i].license_title:ifEmpty(</text:span><text:span text:style-name="T33">n/a</text:span><text:span text:style-name="T34">)}</text:span></text:p>
      <text:p text:style-name="P22"><text:span text:style-name="T8">Meta-Data created<text:tab/></text:span><text:span text:style-name="T35">{d[i].metadata_created:ifEmpty(</text:span><text:span text:style-name="T36">n/a</text:span><text:span text:style-name="T35">)}</text:span></text:p>
      <text:p text:style-name="P17"><text:span text:style-name="T9">Meta-Data </text:span><text:span text:style-name="T14">modified</text:span><text:span text:style-name="T9"><text:tab/></text:span><text:span text:style-name="T37">{d[i].metadata_modified:ifEmpty(</text:span><text:span text:style-name="T36">n/a</text:span><text:span text:style-name="T37">)}</text:span></text:p>
      <text:p text:style-name="P20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20">dataset/</text:span><text:span text:style-name="T18">{d[i].name:ifEmpty()}</text:span></text:p>
      <text:p text:style-name="P20"><text:span text:style-name="T21">Source UR</text:span><text:span text:style-name="T23">L</text:span><text:span text:style-name="T21"><text:tab/></text:span><text:span text:style-name="T25">{d[i].</text:span><text:span text:style-name="T26">url</text:span><text:span text:style-name="T25">:ifEmpty(</text:span><text:span text:style-name="T27">n/a</text:span><text:span text:style-name="T25">)}</text:span></text:p>
      <text:p text:style-name="P21"><text:span text:style-name="T24">Tags</text:span><text:span text:style-name="T28"><text:tab/></text:span><text:span text:style-name="T25">{d[i].tags:arrayMap(;  ,|,display_name)}</text:span></text:p>
      <text:p text:style-name="P23"><text:span text:style-name="T14">{d[i].extras[i].key} <text:tab/></text:span><text:span text:style-name="T18">{d[i].extras[i].value}</text:span></text:p>
      <text:p text:style-name="P24"><text:span text:style-name="T22">{d[i].extras[i+1].key} <text:tab/></text:span><text:span text:style-name="T25">{d[i].extras[i+1].value}</text:span></text:p>
      <text:h text:style-name="P27" text:outline-level="3">{d[i].resources[i].name}</text:h>
      <text:p text:style-name="P15">{d[i].resources[i].description:convCRLF()}</text:p>
      <text:p text:style-name="P10"><text:span text:style-name="T12">C</text:span><text:span text:style-name="T9">reated<text:tab/></text:span><text:span text:style-name="T37">{d[i].resources[i].created:ifEmpty(</text:span><text:span text:style-name="T36">n/a</text:span><text:span text:style-name="T37">)}</text:span></text:p>
      <text:p text:style-name="P11"><text:span text:style-name="T15">Last </text:span><text:span text:style-name="T14">modified</text:span><text:span text:style-name="T9"><text:tab/></text:span><text:span text:style-name="T37">{d[i].resources[i].</text:span><text:span text:style-name="T38">last_</text:span><text:span text:style-name="T37">modified:ifEmpty(</text:span><text:span text:style-name="T36">n/a</text:span><text:span text:style-name="T37">)}</text:span></text:p>
      <text:p text:style-name="P11"><text:span text:style-name="T15">Size</text:span><text:span text:style-name="T9"><text:tab/></text:span><text:span text:style-name="T37">{d[i].resources[i].</text:span><text:span text:style-name="T19">size</text:span><text:span text:style-name="T37">:ifEmpty(</text:span><text:span text:style-name="T36">n/a</text:span><text:span text:style-name="T37">)}</text:span></text:p>
      <text:p text:style-name="P11"><text:span text:style-name="T15">Format</text:span><text:span text:style-name="T9"><text:tab/></text:span><text:span text:style-name="T37">{d[i].resources[i].</text:span><text:span text:style-name="T19">format</text:span><text:span text:style-name="T37">:ifEmpty(</text:span><text:span text:style-name="T36">n/a</text:span><text:span text:style-name="T37">)}</text:span></text:p>
      <text:p text:style-name="P12"><text:span text:style-name="T23">URL</text:span><text:span text:style-name="T22"><text:tab/></text:span><text:span text:style-name="T25">{d[i].resources[i].</text:span><text:span text:style-name="T29">url</text:span><text:span text:style-name="T25">:ifEmpty(</text:span><text:span text:style-name="T27">n/a</text:span><text:span text:style-name="T25">)}</text:span></text:p>
      <text:p text:style-name="P13">{d[i].resources[i<text:span text:style-name="T40">+1</text:span>].name}</text:p>
      <text:p text:style-name="P16">{d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TIY Data Management Plan</dc:title>
    <meta:initial-creator>Juan Andres Alonso Gonzalez</meta:initial-creator>
    <meta:editing-cycles>128</meta:editing-cycles>
    <meta:print-date>2017-07-28T13:32:00</meta:print-date>
    <meta:creation-date>2019-01-07T09:24:00</meta:creation-date>
    <dc:date>2020-04-06T16:50:21.081000000</dc:date>
    <meta:editing-duration>PT7H48M48S</meta:editing-duration>
    <meta:generator>LibreOffice/6.4.2.2$Windows_X86_64 LibreOffice_project/4e471d8c02c9c90f512f7f9ead8875b57fcb1ec3</meta:generator>
    <dc:description>https://github.com/clarity-h2020/data-management-plan/</dc:description>
    <meta:keyword>H2020</meta:keyword>
    <dc:subject>Data Management Plan</dc:subject>
    <dc:creator>Pascal Dihé</dc:creator>
    <meta:document-statistic meta:table-count="3" meta:image-count="2" meta:object-count="0" meta:page-count="1" meta:paragraph-count="36" meta:word-count="99" meta:character-count="1415" meta:non-whitespace-character-count="1350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